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1810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4.736041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me elapsed was 48ns or 0.000000048s</text:p>
          </table:table-cell>
          <table:table-cell office:value-type="float" office:value="48" table:style-name="ce1">
            <text:p>48</text:p>
          </table:table-cell>
          <table:table-cell office:value-type="float" office:value="4.8E-8" table:style-name="ce1">
            <text:p>0.0000000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3ns or 0.000000053s</text:p>
          </table:table-cell>
          <table:table-cell office:value-type="float" office:value="53" table:style-name="ce1">
            <text:p>53</text:p>
          </table:table-cell>
          <table:table-cell office:value-type="float" office:value="5.2999999999999998E-8" table:style-name="ce1">
            <text:p>0.0000000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3ns or 0.000000033s</text:p>
          </table:table-cell>
          <table:table-cell office:value-type="float" office:value="33" table:style-name="ce1">
            <text:p>33</text:p>
          </table:table-cell>
          <table:table-cell office:value-type="float" office:value="3.2999999999999998E-8" table:style-name="ce1">
            <text:p>0.0000000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6ns or 0.000000056s</text:p>
          </table:table-cell>
          <table:table-cell office:value-type="float" office:value="56" table:style-name="ce1">
            <text:p>56</text:p>
          </table:table-cell>
          <table:table-cell office:value-type="float" office:value="5.5999999999999999E-8" table:style-name="ce1">
            <text:p>0.0000000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4ns or 0.000000034s</text:p>
          </table:table-cell>
          <table:table-cell office:value-type="float" office:value="34" table:style-name="ce1">
            <text:p>34</text:p>
          </table:table-cell>
          <table:table-cell office:value-type="float" office:value="3.4E-8" table:style-name="ce1">
            <text:p>0.0000000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75ns or 0.000000075s</text:p>
          </table:table-cell>
          <table:table-cell office:value-type="float" office:value="75" table:style-name="ce1">
            <text:p>75</text:p>
          </table:table-cell>
          <table:table-cell office:value-type="float" office:value="7.4999999999999997E-8" table:style-name="ce1">
            <text:p>0.0000000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7ns or 0.000000047s</text:p>
          </table:table-cell>
          <table:table-cell office:value-type="float" office:value="47" table:style-name="ce1">
            <text:p>47</text:p>
          </table:table-cell>
          <table:table-cell office:value-type="float" office:value="4.6999999999999997E-8" table:style-name="ce1">
            <text:p>0.0000000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96ns or 0.000000096s</text:p>
          </table:table-cell>
          <table:table-cell office:value-type="float" office:value="96" table:style-name="ce1">
            <text:p>96</text:p>
          </table:table-cell>
          <table:table-cell office:value-type="float" office:value="9.5999999999999999E-8" table:style-name="ce1">
            <text:p>0.0000000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8ns or 0.000000048s</text:p>
          </table:table-cell>
          <table:table-cell office:value-type="float" office:value="48" table:style-name="ce1">
            <text:p>48</text:p>
          </table:table-cell>
          <table:table-cell office:value-type="float" office:value="4.8E-8" table:style-name="ce1">
            <text:p>0.0000000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5ns or 0.000000035s</text:p>
          </table:table-cell>
          <table:table-cell office:value-type="float" office:value="35" table:style-name="ce1">
            <text:p>35</text:p>
          </table:table-cell>
          <table:table-cell office:value-type="float" office:value="3.5000000000000002E-8" table:style-name="ce1">
            <text:p>0.00000003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52.5" table:formula="of:=AVERAGE([.B1:.B10])" table:style-name="ce1">
            <text:p>52.5</text:p>
          </table:table-cell>
          <table:table-cell office:value-type="float" office:value="5.2499999999999994E-8" table:formula="of:=AVERAGE([.C1:.C10])" table:style-name="ce1">
            <text:p>5.25E-0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shant</dc:creator>
    <meta:creation-date>2019-11-30T14:14:59Z</meta:creation-date>
    <dc:date>2020-01-05T15:57:01Z</dc:date>
    <meta:editing-cycles>1</meta:editing-cycles>
    <meta:editing-duration>PT50S</meta:editing-duration>
  </office:meta>
</office:document-meta>
</file>